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mass w mag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5.4044" calcext:value-type="float">
            <text:p>5.4044</text:p>
          </table:table-cell>
          <table:table-cell office:value-type="float" office:value="5.4" calcext:value-type="float">
            <text:p>5.4</text:p>
          </table:table-cell>
          <table:table-cell table:formula="of:=[.B2]-[.C2]" office:value-type="float" office:value="0.00439999999999952" calcext:value-type="float">
            <text:p>0.00439999999999952</text:p>
          </table:table-cell>
          <table:table-cell table:formula="of:=IF([.D2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11.9755" calcext:value-type="float">
            <text:p>11.9755</text:p>
          </table:table-cell>
          <table:table-cell office:value-type="float" office:value="11.9716" calcext:value-type="float">
            <text:p>11.9716</text:p>
          </table:table-cell>
          <table:table-cell table:formula="of:=[.B3]-[.C3]" office:value-type="float" office:value="0.00389999999999979" calcext:value-type="float">
            <text:p>0.00389999999999979</text:p>
          </table:table-cell>
          <table:table-cell table:formula="of:=IF([.D3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NiSO4 * 6H2O</text:p>
          </table:table-cell>
          <table:table-cell office:value-type="float" office:value="12.2226" calcext:value-type="float">
            <text:p>12.2226</text:p>
          </table:table-cell>
          <table:table-cell office:value-type="float" office:value="12.2173" calcext:value-type="float">
            <text:p>12.2173</text:p>
          </table:table-cell>
          <table:table-cell table:formula="of:=[.B4]-[.C4]" office:value-type="float" office:value="0.00530000000000008" calcext:value-type="float">
            <text:p>0.00530000000000008</text:p>
          </table:table-cell>
          <table:table-cell table:formula="of:=IF([.D4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(C2H3O2) * H2O</text:p>
          </table:table-cell>
          <table:table-cell office:value-type="float" office:value="7.4851" calcext:value-type="float">
            <text:p>7.4851</text:p>
          </table:table-cell>
          <table:table-cell office:value-type="float" office:value="7.4849" calcext:value-type="float">
            <text:p>7.4849</text:p>
          </table:table-cell>
          <table:table-cell table:formula="of:=[.B5]-[.C5]" office:value-type="float" office:value="0.000200000000000422" calcext:value-type="float">
            <text:p>0.000200000000000422</text:p>
          </table:table-cell>
          <table:table-cell table:formula="of:=IF([.D5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rCl3</text:p>
          </table:table-cell>
          <table:table-cell office:value-type="float" office:value="10.1423" calcext:value-type="float">
            <text:p>10.1423</text:p>
          </table:table-cell>
          <table:table-cell office:value-type="float" office:value="10.1357" calcext:value-type="float">
            <text:p>10.1357</text:p>
          </table:table-cell>
          <table:table-cell table:formula="of:=[.B6]-[.C6]" office:value-type="float" office:value="0.00660000000000061" calcext:value-type="float">
            <text:p>0.00660000000000061</text:p>
          </table:table-cell>
          <table:table-cell table:formula="of:=IF([.D6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Fe2(SO4)3</text:p>
          </table:table-cell>
          <table:table-cell office:value-type="float" office:value="8.306" calcext:value-type="float">
            <text:p>8.306</text:p>
          </table:table-cell>
          <table:table-cell office:value-type="float" office:value="8.2991" calcext:value-type="float">
            <text:p>8.2991</text:p>
          </table:table-cell>
          <table:table-cell table:formula="of:=[.B7]-[.C7]" office:value-type="float" office:value="0.00689999999999991" calcext:value-type="float">
            <text:p>0.00689999999999991</text:p>
          </table:table-cell>
          <table:table-cell table:formula="of:=IF([.D7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Fe(NO3)3 * 9H2O</text:p>
          </table:table-cell>
          <table:table-cell office:value-type="float" office:value="10.8288" calcext:value-type="float">
            <text:p>10.8288</text:p>
          </table:table-cell>
          <table:table-cell office:value-type="float" office:value="10.8205" calcext:value-type="float">
            <text:p>10.8205</text:p>
          </table:table-cell>
          <table:table-cell table:formula="of:=[.B8]-[.C8]" office:value-type="float" office:value="0.0083000000000002" calcext:value-type="float">
            <text:p>0.0083000000000002</text:p>
          </table:table-cell>
          <table:table-cell table:formula="of:=IF([.D8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9.9865" calcext:value-type="float">
            <text:p>9.9865</text:p>
          </table:table-cell>
          <table:table-cell office:value-type="float" office:value="9.981" calcext:value-type="float">
            <text:p>9.981</text:p>
          </table:table-cell>
          <table:table-cell table:formula="of:=[.B9]-[.C9]" office:value-type="float" office:value="0.00549999999999962" calcext:value-type="float">
            <text:p>0.00549999999999962</text:p>
          </table:table-cell>
          <table:table-cell table:formula="of:=IF([.D9]&gt;0.01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uCl</text:p>
          </table:table-cell>
          <table:table-cell office:value-type="float" office:value="13.209" calcext:value-type="float">
            <text:p>13.209</text:p>
          </table:table-cell>
          <table:table-cell office:value-type="float" office:value="13.2031" calcext:value-type="float">
            <text:p>13.2031</text:p>
          </table:table-cell>
          <table:table-cell table:formula="of:=[.B10]-[.C10]" office:value-type="float" office:value="0.00590000000000046" calcext:value-type="float">
            <text:p>0.00590000000000046</text:p>
          </table:table-cell>
          <table:table-cell table:formula="of:=IF([.D10]&gt;0.01;&quot;yes&quot;;&quot;no&quot;)" office:value-type="string" office:string-value="no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1:58:31.730380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44:12.022684657</meta:creation-date>
    <meta:generator>LibreOffice/24.2.0.3$Linux_X86_64 LibreOffice_project/420$Build-3</meta:generator>
    <dc:date>2024-02-06T12:36:21.961154334</dc:date>
    <meta:editing-duration>PT21M18S</meta:editing-duration>
    <meta:editing-cycles>5</meta:editing-cycles>
    <meta:document-statistic meta:table-count="1" meta:cell-count="50" meta:object-count="0"/>
  </office:meta>
</office:document-meta>
</file>